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982d6" officeooo:paragraph-rsid="001982d6"/>
    </style:style>
    <style:style style:name="T1" style:family="text">
      <style:text-properties officeooo:rsid="001ab9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</text:p>
      <text:p text:style-name="P1">2. Non, chacun a un identifiant différent.</text:p>
      <text:p text:style-name="P1">3. L’identifiant de b est le même que celui de a</text:p>
      <text:p text:style-name="P1">4. Le type de la variable a est &lt;<text:span text:style-name="T1">type </text:span>str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4:45:10.561000000</meta:creation-date>
    <meta:generator>LibreOffice/7.3.5.2$Windows_X86_64 LibreOffice_project/184fe81b8c8c30d8b5082578aee2fed2ea847c01</meta:generator>
    <dc:date>2022-09-30T14:54:00.539000000</dc:date>
    <meta:editing-duration>PT8M53S</meta:editing-duration>
    <meta:editing-cycles>2</meta:editing-cycles>
    <meta:document-statistic meta:table-count="0" meta:image-count="0" meta:object-count="0" meta:page-count="1" meta:paragraph-count="4" meta:word-count="31" meta:character-count="144" meta:non-whitespace-character-count="117"/>
  </office:meta>
</office:document-meta>
</file>